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9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9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max pow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ment resolu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C V</text:p>
          </table:table-cell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C A</text:p>
          </table:table-cell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ax voltag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V</text:p>
          </table:table-cell>
          <table:table-cell table:style-name="ce2" table:formula="of:=[.B6]/[.B3]" office:value-type="float" office:value="0.188235294117647" calcext:value-type="float">
            <text:p>0.188</text:p>
          </table:table-cell>
        </table:table-row>
        <table:table-row table:style-name="ro1">
          <table:table-cell office:value-type="string" calcext:value-type="string">
            <text:p>max curren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</text:p>
          </table:table-cell>
          <table:table-cell table:style-name="ce2" table:formula="of:=[.B7]/[.B4]" office:value-type="float" office:value="0.00588235294117647" calcext:value-type="float">
            <text:p>0.00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ax wire resistance</text:p>
          </table:table-cell>
          <table:table-cell table:formula="of:=[.B6]^2/[.B1]" office:value-type="float" office:value="153.6" calcext:value-type="float">
            <text:p>153.6</text:p>
          </table:table-cell>
          <table:table-cell office:value-type="string" calcext:value-type="string">
            <text:p>Ohm @ curr</text:p>
          </table:table-cell>
          <table:table-cell table:style-name="ce1" table:formula="of:=[.B1]/[.B6]" office:value-type="float" office:value="0.3125" calcext:value-type="float">
            <text:p>0.3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min wire resistance</text:p>
          </table:table-cell>
          <table:table-cell table:style-name="ce1" table:formula="of:=[.B1]/[.B7]^2" office:value-type="float" office:value="6.66666666666667" calcext:value-type="float">
            <text:p>6.67</text:p>
          </table:table-cell>
          <table:table-cell office:value-type="string" calcext:value-type="string">
            <text:p>Ohm @ curr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16:53:30.947887061</meta:creation-date>
    <dc:date>2016-09-13T17:14:29.138204215</dc:date>
    <meta:editing-duration>PT20M57S</meta:editing-duration>
    <meta:editing-cycles>3</meta:editing-cycles>
    <meta:generator>LibreOffice/5.1.4.2$Linux_X86_64 LibreOffice_project/10m0$Build-2</meta:generator>
    <meta:document-statistic meta:table-count="1" meta:cell-count="28" meta:object-count="0"/>
  </office:meta>
</office:document-meta>
</file>